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fo:font-size="8pt" style:text-underline-style="solid" style:text-underline-width="auto" style:text-underline-color="font-color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fo:font-size="8pt" style:text-underline-style="none" style:font-size-asian="8pt" style:font-size-complex="8pt"/>
    </style:style>
    <style:style style:name="P5" style:family="paragraph" style:parent-style-name="Standard" style:list-style-name="">
      <style:paragraph-properties style:text-autospace="none"/>
    </style:style>
    <style:style style:name="P6" style:family="paragraph" style:parent-style-name="Standard" style:list-style-name="">
      <style:paragraph-properties style:text-autospace="none"/>
      <style:text-properties fo:color="#000000" style:font-name="Times New Roman" fo:font-size="8pt" style:font-name-asian="Consolas" style:font-size-asian="8pt" style:font-name-complex="Consolas" style:font-size-complex="8pt"/>
    </style:style>
    <style:style style:name="P7" style:family="paragraph" style:parent-style-name="Standard" style:list-style-name="">
      <style:paragraph-properties style:text-autospace="none"/>
      <style:text-properties style:font-name="Times New Roman" fo:font-size="8pt" style:font-size-asian="8pt" style:font-size-complex="8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8pt" style:font-size-asian="8pt" style:font-size-complex="8pt"/>
    </style:style>
    <style:style style:name="T1" style:family="text">
      <style:text-properties style:text-underline-style="none"/>
    </style:style>
    <style:style style:name="T2" style:family="text">
      <style:text-properties fo:color="#000000"/>
    </style:style>
    <style:style style:name="T3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000000" style:font-name="Consolas" style:font-name-asian="Consolas" style:font-name-complex="Consolas"/>
    </style:style>
    <style:style style:name="T5" style:family="text">
      <style:text-properties fo:color="#000000" style:font-name-asian="Consolas" style:font-name-complex="Consolas"/>
    </style:style>
    <style:style style:name="T6" style:family="text">
      <style:text-properties fo:color="#000000" style:font-name="Times New Roman" style:font-name-asian="Consolas" style:font-name-complex="Consolas"/>
    </style:style>
    <style:style style:name="T7" style:family="text">
      <style:text-properties fo:color="#000000" style:font-name="Times New Roman" style:text-underline-style="none" style:font-name-asian="Consolas" style:font-name-complex="Consolas"/>
    </style:style>
    <style:style style:name="T8" style:family="text">
      <style:text-properties fo:color="#000000" style:font-name="Times New Roman" fo:font-size="8pt" style:font-name-asian="Consolas" style:font-size-asian="8pt" style:font-name-complex="Consolas" style:font-size-complex="8pt"/>
    </style:style>
    <style:style style:name="T9" style:family="text">
      <style:text-properties fo:color="#000000" style:font-name="Times New Roman" fo:font-size="8pt" style:font-size-asian="8pt" style:font-size-complex="8pt"/>
    </style:style>
    <style:style style:name="T10" style:family="text">
      <style:text-properties fo:color="#000000" fo:font-size="8pt" style:font-size-asian="8pt" style:font-size-complex="8pt"/>
    </style:style>
    <style:style style:name="T11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12" style:family="text">
      <style:text-properties fo:color="#0000ff" style:font-name="Consolas" style:font-name-asian="Consolas" style:font-name-complex="Consolas"/>
    </style:style>
    <style:style style:name="T13" style:family="text">
      <style:text-properties fo:color="#0000ff" style:font-name-asian="Consolas" style:font-name-complex="Consolas"/>
    </style:style>
    <style:style style:name="T14" style:family="text">
      <style:text-properties fo:color="#0000ff" style:font-name="Times New Roman" style:font-name-asian="Consolas" style:font-name-complex="Consolas"/>
    </style:style>
    <style:style style:name="T15" style:family="text">
      <style:text-properties fo:color="#0000ff" style:font-name="Times New Roman" style:text-underline-style="none" style:font-name-asian="Consolas" style:font-name-complex="Consolas"/>
    </style:style>
    <style:style style:name="T16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17" style:family="text">
      <style:text-properties fo:color="#008000" style:font-name="Consolas" style:font-name-asian="Consolas" style:font-name-complex="Consolas"/>
    </style:style>
    <style:style style:name="T18" style:family="text">
      <style:text-properties fo:color="#008000" style:font-name-asian="Consolas" style:font-name-complex="Consolas"/>
    </style:style>
    <style:style style:name="T19" style:family="text">
      <style:text-properties fo:color="#2b91af" style:font-name="Times New Roman" style:font-name-asian="Consolas" style:font-name-complex="Consolas"/>
    </style:style>
    <style:style style:name="T20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21" style:family="text">
      <style:text-properties fo:color="#a31515" style:font-name="Consolas" style:font-name-asian="Consolas" style:font-name-complex="Consolas"/>
    </style:style>
    <style:style style:name="T22" style:family="text">
      <style:text-properties fo:color="#a31515" style:font-name-asian="Consolas" style:font-name-complex="Consola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ck Austin</text:p>
      <text:p text:style-name="P1">CS3370 Final Cue Sheet</text:p>
      <text:p text:style-name="P3">- Containers (sequences, higher-level containers, associative containers, comparator function objects)</text:p>
      <text:p text:style-name="P4">Sequential: vector(fast rand acces, slow del/ins anywhere but back), deque(fast ran access, fast ins/del at front/back), list(dll, bidir seq acce, fast ins/del at any pt), forwardlist(singly linked, 1 dir, fast ins / del any pt), array(fst rnd a), string(like vector)</text:p>
      <text:p text:style-name="P3"><text:span text:style-name="T1">auto b = istream_iterator&lt;int&gt;(f), e = istream_iterator&lt;int&gt;(); vector&lt;int&gt; v(b,e); <text:line-break/>copy(v.begin(), v.end(), ostream_iterator&lt;int&gt;(cout, " ")); </text:span><text:line-break/><text:span text:style-name="T1">lots of small elems, dont use list. Vector or deque for random access. List / forward for ins in mid list. Deque for ins at front/back. Size, max_size, empty, insert(args), emplace(inits), erase(args), clear. Begin,end iters. reverse_iterator. End = non-inclusive (1past). While (beg != end) { *beg = val; ++beg;} Assign for dif containers. swap(vec1, vec2). Pushback, emplaceback(args), front, emplace front(args), insert(p,t), emplace(p, args), insert(p,n,t). vec.inset(beg, “hello”); [] fast, at is slow but except checks. Erase elems with pop back/front, erase(p), erase(b,e) a range, clear.All stuff after in vec/string invali, same with deque if not beg / end inval all. resize(n or n,t), shrinktofit(red cap to size), cap(# elem reallo), res(allo space for n elem). Container Adaptors = stack(a deque w/ pop, push(i), emplace(args), top), queue(deque w/ pop, front, back, top, push(i), emplace(arg)), priority queue(vector w/ same). Have restrict ops, use sequal conts for storage.</text:span></text:p>
      <text:p text:style-name="P3"><text:span text:style-name="T1">Associative Containers: map, set, multimap/set, unordered of all those. Olgn for orderd (tree). O1 for unordered(hash).</text:span></text:p>
      <text:p text:style-name="P3"><text:span text:style-name="T1">set&lt;string&gt; s; s.insert("Alabama"); s.insert("Georgia"); s.insert("Tennessee"); s.insert("Tennessee");</text:span></text:p>
      <text:p text:style-name="P3"><text:span text:style-name="T1"><text:s/>// Print it out: auto p = s.begin(); while (p != s.end()) cout &lt;&lt; *p++ &lt;&lt; endl; cout &lt;&lt; endl; <text:line-break/> // Do some searches: string key = "Alabama"; p = s.find(key); cout &lt;&lt; (p != s.end() ? "found " : "didn't find ") &lt;&lt; key;<text:line-break/>pair w/ first,second. map&lt;string, string, greater&lt;string&gt;&gt; m; m.insert(make_pair("Alabama","Montgomery")); <text:line-break/>m.insert({"Tennessee","Knoxville"}); m["Georgia"] = "Atlanta"; m["Tennessee"] = "Nashville"; // Overwrites</text:span></text:p>
      <text:p text:style-name="P3"><text:span text:style-name="T1">// Print the map: for (const auto&amp; elem: m) cout &lt;&lt; '{' &lt;&lt; elem.first &lt;&lt; ',' <text:s/>&lt;&lt; elem.second &lt;&lt; "}\n"; Strict partial orderings (for priority, set, map, ulti) “strict weak order” x &amp; y equiv if !cmp(x,y) &amp;&amp; !cmp(y,x) uses bool operator().</text:span><text:line-break/>- Algorithms (to avoid loops; passing functions/function objects to algorithms; many questions require using common</text:p>
      <text:p text:style-name="P3"><text:s/>algorithms; implementing generic algorithms)</text:p>
      <text:p text:style-name="P4">in algorithm and numeric and functional. copy(begin(v),end(v),ostream_iterator&lt;int&gt;(cout, " ")); <text:s/>or iterator.</text:p>
      <text:p text:style-name="P4">void copy(T* begin, T* end, T* dest) { while(begin != end) *dest++ = *begin++; } <text:s/></text:p>
      <text:p text:style-name="P4">void copy(Iterator begin, Iterator end, Iterator dest) { while(begin != end) *dest++ = *begin++; } <text:s/></text:p>
      <text:p text:style-name="P3">- Iterators (including stream iterators) </text:p>
      <text:p text:style-name="P3"><text:span text:style-name="T1">ostream_iterator&lt;T&gt;(ostream&amp;, const string&amp; sep), istream_iterator&lt;T&gt;(istream&amp;) w/o loops.</text:span></text:p>
      <text:p text:style-name="P3"><text:span text:style-name="T1">Implementing Find: find(Iterator start, Iterator past, const T&amp; v) { while (start != past) { if (*start == v) break; ++start; } return start; }</text:span></text:p>
      <text:p text:style-name="P3"><text:span text:style-name="T1">Trav list backwards: list&lt;T&gt;::reverse_iterator p = lst.rbegin(); while (p != lst.rend()) { // process *p, then: ++p; <text:s/>// “advances” backwards }<text:line-break/>Random Access Iterators: Modeled after pointers. support Pointer Arithmetic in constant time. Operator+, +=, -, -=, [], &lt;, &lt;=, &gt;, &gt;=.<text:line-break/>vector&lt;int&gt; v2(v1.begin(), v1.end()); <text:s/>insert, assign, erase, ctors for modifying sequences w/ range-based memb funcs. More effi than generic alg counterparts, prefer over copy.</text:span><text:line-break/>- Function extensions (lambda expressions, bind/placeholders)</text:p>
      <text:p text:style-name="P4">Func objs are types with overlod op(). Preds: equal_to, greater, lesss, less_equal, Arithmetic: plus, minus, divides, negate in functional.</text:p>
      <text:p text:style-name="P4">//plus func object: struct Plus { T operator()(const T&amp; m, const T&amp; n) { return m+n; } }; Plus&lt;int&gt; p; cout &lt;&lt; p(2,3) &lt;&lt; endl; <text:s/>// 5 <text:line-break/> greater&lt;int&gt; g; cout &lt;&lt; g(3, 4) &lt;&lt; endl; <text:s/>// Prints 0 (for false).<text:line-break/>Std::bind crts func obj that stores func and fixed args. Overloads op() to prov missing args. Allow customizing callables for use with algs.</text:p>
      <text:p text:style-name="P3"><text:span text:style-name="T1">Std::placeholders _1. auto bf = bind(plus&lt;int&gt;(), 10, _1); // Fix left operand as 10 cout &lt;&lt; bf(99) &lt;&lt; endl; <text:s/>// Complete the call = 109.<text:line-break/>array&lt;int,5&gt; a{1,2,3,4,5}; transform(a.begin(), a.end(), a.begin(), bf); copy(a.begin(), a.end(), ostream_iterator&lt;int&gt;(cout, " ")); <text:s/>// 11 12..<text:line-break/> Lambdas: auto endb = copy_if(begin(a), end(a), begin(b), [](int x){return x &lt; 15;}); Create func objects(anony), can capture enviro (a closure), [&lt;capture&gt;][(&lt;args&gt;){&lt;body&gt;}-&gt; &lt;return type&gt;. <text:s/>transform(begin(v), end(v), begin(v), [](int n){return n + 10;}); <text:line-break/>function&lt;int(int)&gt; addx(int x) { return [x](int y)-&gt;int {return x+y;}; } auto f = addx(10); cout &lt;&lt; f(3) &lt;&lt; endl; // 13 <text:line-break/>[=] captures everything visible by value [&amp;] captures everything by reference (careful!) Can capture individual variables: [=x,&amp;y]… <text:line-break/>Globals aren’t (and don’t need to be) captured. Recursive: <text:s/>function&lt;int(int)&gt; fib = [&amp;fib](int n) {return n &lt; 2 ? n : fib(n-1) + fib(n-2);}; <text:line-break/>Capture this: function&lt;string(void)&gt; greet() { return [this]{return "hello " + s;}; } <text:s/>//s is string in class Foo. Foo f("Larry"); auto g = f.greet(); cout &lt;&lt; g() &lt;&lt; endl; <text:s text:c="3"/>// hello Larry.<text:line-break/>Std::function is gen type matches any callable. Example: function&lt;int(int,int)&gt; f int add(int x, int y) {return x+y;}; f = &amp;add; <text:line-break/>f = plus&lt;int&gt;(); f = [ ] (int x,int y) {return x+y;}; <text:line-break/>transform(v.beg(), v.end(), v.beg(), [](int i) → int { if ( i &lt; 0) ret -i; else ret i; });</text:span><text:line-break/>- Concurrency (threads, mutexes/locks) </text:p>
      <text:p text:style-name="P4">Concurrency:When multiple, independent tasks are logically active at the same time (may take turns, though). This is possible on a single-<text:line-break/>processor, in which case it is called cooperative multi-tasking. Parallelism: Multiple, independent tasks actually running simultaneously (a special case of Concurrency). This requires multiple processors/cores. 1) Threads:Typical stuff: mutexes/locks, condition variables (wait/notify), automatic support for multiple locks, join.2) Atomics:For low-level, lock-free programming (tricky!) Intended for use by library implementers.3) Tasks :Higher-level support for task-based programming. <text:s/>futures, tasks as functions (async).<text:line-break/>Threads: An instance of the thread class. You pass it a callable representing its task.The constructor launches a system thread immediately.<text:line-break/>The thread terminates when the function exits. Call .join( ) to wait for the thread to finish.Signature:thread(&lt;function&gt;, &lt;arg1&gt;,&lt;arg2&gt;…) </text:p>
      <text:p text:style-name="P4">Race Conds: thread interrupting each other, cout (shared resource, stick in critical section, a locked area(Mutexes)).</text:p>
      <text:p text:style-name="P4">Mutex – lock/unlock, synchronizes blocks, only 1 thread holds a lock. Must exist outside scope of threads func. lock_guard for mutexes for RAII and exception safety. Deadlock when waiting for locks sharing mult resources. unqiue_lock to lock / unlock. Atomic ops run w/o interruption w/o locks, atomic counters.</text:p>
      <text:p text:style-name="P2"><text:span text:style-name="T15">static</text:span><text:span text:style-name="T7"> </text:span><text:span text:style-name="T15">void</text:span><text:span text:style-name="T7"> produce()</text:span><text:span text:style-name="T6">{</text:span><text:span text:style-name="T14">while</text:span><text:span text:style-name="T6"> (!quit.load()){</text:span><text:span text:style-name="T14">int</text:span><text:span text:style-name="T6"> n = rand(); </text:span><text:span text:style-name="T19">unique_lock</text:span><text:span text:style-name="T6">&lt;</text:span><text:span text:style-name="T19">mutex</text:span><text:span text:style-name="T6">&gt; slck(q_sync);q.push(n);slck.unlock();q_cond.notify_one();}</text:span></text:p>
      <text:p text:style-name="P2"><text:span text:style-name="T6"><text:tab/>--nprod; q_cond.notify_all();}</text:span></text:p>
      <text:p text:style-name="P8"><text:span text:style-name="T13">static</text:span><text:span text:style-name="T5"> </text:span><text:span text:style-name="T13">void</text:span><text:span text:style-name="T5"> consume() { </text:span><text:span text:style-name="T13">for</text:span><text:span text:style-name="T5"> (;;) {unique_lock&lt;mutex&gt; qlck(q_sync); q_cond.wait(qlck,[](){</text:span><text:span text:style-name="T13">return</text:span><text:span text:style-name="T5"> !q.empty() || !nprod.load();});</text:span></text:p>
      <text:p text:style-name="P7"><text:span text:style-name="T5"><text:s text:c="12"/></text:span><text:span text:style-name="T13">if</text:span><text:span text:style-name="T5"> (q.empty() &amp;&amp; !nprod.load()) </text:span><text:span text:style-name="T13">break</text:span><text:span text:style-name="T5">;</text:span></text:p>
      <text:p text:style-name="P7"><text:span text:style-name="T5"><text:s text:c="12"/></text:span><text:span text:style-name="T13">auto</text:span><text:span text:style-name="T5"> x = q.front();q.pop(); qlck.unlock(); </text:span><text:span text:style-name="T18">// Print trace of consumption</text:span><text:span text:style-name="T5">lock_guard&lt;mutex&gt; plck(print);output &lt;&lt; x &lt;&lt; </text:span><text:span text:style-name="T22">" consumed"</text:span><text:span text:style-name="T5"> &lt;&lt; endl;}}</text:span><text:span text:style-name="T3"> <text:s text:c="3"/></text:span><text:span text:style-name="T5">vector&lt;thread&gt; prods, cons;</text:span><text:span text:style-name="T13">for</text:span><text:span text:style-name="T5"> (</text:span><text:span text:style-name="T13">int</text:span><text:span text:style-name="T5"> i = 0; i &lt; ProducerConsumer::ncons; ++i)cons.push_back(thread(&amp;ProducerConsumer::consume));</text:span></text:p>
      <text:p text:style-name="P7"><text:span text:style-name="T13">for</text:span><text:span text:style-name="T5"> (</text:span><text:span text:style-name="T13">int</text:span><text:span text:style-name="T5"> i = 0; i &lt; ProducerConsumer::nprods; ++i) prods.push_back(thread(&amp;ProducerConsumer::produce)); <text:s text:c="3"/></text:span></text:p>
      <text:p text:style-name="P7"><text:span text:style-name="T13">for</text:span><text:span text:style-name="T5"> (</text:span><text:span text:style-name="T13">auto</text:span><text:span text:style-name="T5"> &amp;p: prods) p.join();</text:span><text:span text:style-name="T13">for</text:span><text:span text:style-name="T5"> (</text:span><text:span text:style-name="T13">auto</text:span><text:span text:style-name="T5"> &amp;c: cons) c.join();</text:span></text:p>
      <text:p text:style-name="P5"><text:span text:style-name="T8">Dynamic Cast t safely find objects instance type at runtime. </text:span><text:span text:style-name="Source_20_Text"><text:span text:style-name="T9">if(JumpStm *j = dynamic_cast&lt;JumpStm*&gt;(&amp;stm))... Must be polymorphic (contains a virtual function)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k Austin</meta:initial-creator>
    <meta:creation-date>2014-04-29T07:47:42.90</meta:creation-date>
    <dc:date>2014-04-29T08:52:51.37</dc:date>
    <dc:creator>Zack Austin</dc:creator>
    <meta:editing-duration>PT1H5M1S</meta:editing-duration>
    <meta:editing-cycles>21</meta:editing-cycles>
    <meta:generator>OpenOffice/4.0.0$Win32 OpenOffice.org_project/400m3$Build-9702</meta:generator>
    <meta:document-statistic meta:table-count="0" meta:image-count="0" meta:object-count="0" meta:page-count="1" meta:paragraph-count="31" meta:word-count="1091" meta:character-count="7925"/>
  </office:meta>
</office:document-meta>
</file>